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4cm" fo:min-width="7.084cm"/>
    </style:style>
    <style:style style:name="gr2" style:family="graphic" style:parent-style-name="standard">
      <style:graphic-properties svg:stroke-width="0.159cm" svg:stroke-color="#000000" draw:marker-start-width="0.437cm" draw:marker-end-width="0.437cm" svg:stroke-opacity="100%" draw:fill-color="#ffffff" draw:textarea-horizontal-align="justify" draw:textarea-vertical-align="middle" draw:auto-grow-height="false" fo:min-height="1.942cm" fo:min-width="7.492cm" fo:padding-top="0.203cm" fo:padding-bottom="0.203cm" fo:padding-left="0.328cm" fo:padding-right="0.328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8.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025cm" fo:min-width="0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4.444cm" fo:min-width="10.894cm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5.166cm" fo:min-width="10.816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66cm" fo:min-width="7.416cm"/>
    </style:style>
    <style:style style:name="gr10" style:family="graphic" style:parent-style-name="standard">
      <style:graphic-properties svg:stroke-width="0.159cm" svg:stroke-color="#000000" draw:marker-start-width="0.437cm" draw:marker-end-width="0.437cm" svg:stroke-opacity="100%" draw:fill-color="#ffffff" draw:textarea-horizontal-align="justify" draw:textarea-vertical-align="middle" draw:auto-grow-height="false" fo:min-height="2.754cm" fo:min-width="8.604cm" fo:padding-top="0.203cm" fo:padding-bottom="0.203cm" fo:padding-left="0.328cm" fo:padding-right="0.328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4.939cm" fo:min-width="10.84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5.436cm" fo:min-width="10.786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8cm" fo:min-width="9.23cm"/>
    </style:style>
    <style:style style:name="gr14" style:family="graphic" style:parent-style-name="standard">
      <style:graphic-properties svg:stroke-width="0.159cm" svg:stroke-color="#000000" draw:marker-start-width="0.437cm" draw:marker-end-width="0.437cm" svg:stroke-opacity="100%" draw:fill-color="#ffffff" draw:textarea-horizontal-align="justify" draw:textarea-vertical-align="middle" draw:auto-grow-height="false" fo:min-height="4.883cm" fo:min-width="9.772cm" fo:padding-top="0.203cm" fo:padding-bottom="0.203cm" fo:padding-left="0.328cm" fo:padding-right="0.32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5.25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6.248cm" fo:min-width="10.69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6cm" fo:min-width="8.3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4cm" fo:min-width="7.484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38cm" fo:min-width="9.288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538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3cm" fo:min-width="5.1cm"/>
    </style:style>
    <style:style style:name="gr23" style:family="graphic" style:parent-style-name="standard">
      <style:graphic-properties svg:stroke-width="0.159cm" svg:stroke-color="#000000" draw:marker-start-width="0.437cm" draw:marker-end-width="0.437cm" svg:stroke-opacity="100%" draw:fill-color="#ffffff" draw:textarea-horizontal-align="justify" draw:textarea-vertical-align="middle" draw:auto-grow-height="false" fo:min-height="4.468cm" fo:min-width="9.418cm" fo:padding-top="0.203cm" fo:padding-bottom="0.203cm" fo:padding-left="0.328cm" fo:padding-right="0.32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dee6ef"/>
      <style:paragraph-properties fo:text-align="start"/>
    </style:style>
    <style:style style:name="P9" style:family="paragraph">
      <loext:graphic-properties draw:fill="solid" draw:fill-color="#ffffff"/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cm" svg:height="1.2cm" svg:x="4.1cm" svg:y="3.5cm">
          <text:p text:style-name="P1">my-car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4cm" svg:height="2.6cm" svg:x="3.7cm" svg:y="8.4cm">
          <text:p text:style-name="P3">rule <text:s text:c="2"/>“CarRule 1”</text:p>
          <text:p text:style-name="P3">if <text:s text:c="6"/>“?x is inexpensive”</text:p>
          <text:p text:style-name="P3">then <text:s/>“?x is made in Japa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95cm" svg:y1="4.7cm" svg:x2="7.9cm" svg:y2="8.4cm" draw:start-shape="id1" draw:start-glue-point="2" draw:end-shape="id2" draw:end-glue-point="0" svg:d="M7950 4700l-50 3700" svg:viewBox="0 0 51 3701">
          <text:p/>
        </draw:connector>
        <draw:custom-shape draw:style-name="gr4" draw:text-style-name="P6" draw:layer="layout" svg:width="9.1cm" svg:height="1.6cm" svg:x="3.264cm" svg:y="13.664cm">
          <text:p text:style-name="P1">my-car is made in Japa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2.6cm" svg:x="7.6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xml:id="id3" draw:id="id3" draw:layer="layout" svg:width="11.9cm" svg:height="5.2cm" svg:x="15.836cm" svg:y="3.549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my-car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11.9cm" svg:height="6cm" svg:x="15.8cm" svg:y="12.3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<text:span text:style-name="T1">my-car is a wagon</text:span><text:span text:style-name="T1"><text:line-break/></text:span>my-car is made in Ja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1.786cm" svg:y1="8.749cm" svg:x2="21.75cm" svg:y2="12.3cm" draw:start-shape="id3" draw:start-glue-point="2" draw:end-shape="id4" draw:end-glue-point="0" svg:d="M21786 8749l-36 3551" svg:viewBox="0 0 37 3552">
          <text:p/>
        </draw:connector>
      </draw:page>
      <draw:page draw:name="page2" draw:style-name="dp1" draw:master-page-name="Default">
        <draw:custom-shape draw:style-name="gr9" draw:text-style-name="P9" xml:id="id5" draw:id="id5" draw:layer="layout" svg:width="8.1cm" svg:height="1.9cm" svg:x="3.909cm" svg:y="2.77cm">
          <text:p text:style-name="P3">my-car is made in Japan</text:p>
          <text:p text:style-name="P3">my-car has a VTEC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9.6cm" svg:height="3.5cm" svg:x="3.163cm" svg:y="7.463cm">
          <text:p text:style-name="P3">rule <text:s text:c="2"/>“CarRule 8”</text:p>
          <text:p text:style-name="P3"><text:span text:style-name="T1">if <text:s text:c="6"/>“?x is </text:span>made in Japan”</text:p>
          <text:p text:style-name="P3"><text:span text:style-name="T1"><text:s text:c="9"/>“</text:span><text:span text:style-name="T1">?x has a</text:span> VTEC engine”</text:p>
          <text:p text:style-name="P3">then <text:s/>“?x is a Honda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959cm" svg:y1="4.67cm" svg:x2="7.963cm" svg:y2="7.463cm" draw:start-shape="id5" draw:start-glue-point="2" draw:end-shape="id6" draw:end-glue-point="0" svg:d="M7959 4670l4 2793" svg:viewBox="0 0 5 2794">
          <text:p/>
        </draw:connector>
        <draw:custom-shape draw:style-name="gr4" draw:text-style-name="P6" draw:layer="layout" svg:width="9.1cm" svg:height="1.6cm" svg:x="3.273cm" svg:y="13.664cm">
          <text:p text:style-name="P1">my-car is a Hond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2.6cm" svg:x="7.6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xml:id="id7" draw:id="id7" draw:layer="layout" svg:width="11.9cm" svg:height="5.749cm" svg:x="15.836cm" svg:y="3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my-car is a wagon</text:p>
          <text:p text:style-name="P3">my-car is made in Ja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8" draw:id="id8" draw:layer="layout" svg:width="11.9cm" svg:height="6.3cm" svg:x="15.8cm" svg:y="12.1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<text:span text:style-name="T1">my-car is a wagon</text:span><text:span text:style-name="T1"><text:line-break/></text:span>my-car is made in Japan</text:p>
          <text:p text:style-name="P3">my-car is a Hon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1.786cm" svg:y1="8.749cm" svg:x2="21.75cm" svg:y2="12.1cm" draw:start-shape="id7" draw:start-glue-point="2" draw:end-shape="id8" draw:end-glue-point="0" svg:d="M21786 8749l-36 3351" svg:viewBox="0 0 37 3352">
          <text:p/>
        </draw:connector>
      </draw:page>
      <draw:page draw:name="page3" draw:style-name="dp1" draw:master-page-name="Default">
        <draw:custom-shape draw:style-name="gr13" draw:text-style-name="P9" xml:id="id9" draw:id="id9" draw:layer="layout" svg:width="10.1cm" svg:height="3.8cm" svg:x="3.7cm" svg:y="2.1cm">
          <text:p text:style-name="P3">my-car is a Honda</text:p>
          <text:p text:style-name="P3">my-car is stylish</text:p>
          <text:p text:style-name="P3">my-car has several color models</text:p>
          <text:p text:style-name="P3">my-car has several seats</text:p>
          <text:p text:style-name="P3">my-car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0" draw:id="id10" draw:layer="layout" svg:width="11cm" svg:height="5.861cm" svg:x="3.261cm" svg:y="7.409cm">
          <text:p text:style-name="P3">rule <text:s text:c="2"/>“CarRule 11”</text:p>
          <text:p text:style-name="P3"><text:span text:style-name="T1">if <text:s text:c="6"/>“?x is a Honda</text:span>”</text:p>
          <text:p text:style-name="P10"><text:span text:style-name="T1"><text:s text:c="9"/>“</text:span><text:span text:style-name="T1">?x is stylish”</text:span></text:p>
          <text:p text:style-name="P10"><text:span text:style-name="T1"><text:s text:c="9"/>“</text:span><text:span text:style-name="T1">?x has several color models”</text:span></text:p>
          <text:p text:style-name="P10"><text:span text:style-name="T1"><text:s text:c="9"/>“</text:span><text:span text:style-name="T1">?x has several seats”</text:span></text:p>
          <text:p text:style-name="P3"><text:span text:style-name="T1"><text:s text:c="9"/>“</text:span><text:span text:style-name="T1">?x is a wagon”</text:span></text:p>
          <text:p text:style-name="P3">then <text:s/>“?x is an Accord Wago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75cm" svg:y1="5.9cm" svg:x2="8.761cm" svg:y2="7.409cm" draw:start-shape="id9" draw:start-glue-point="2" draw:end-shape="id10" draw:end-glue-point="0" svg:d="M8750 5900l11 1509" svg:viewBox="0 0 12 1510">
          <text:p/>
        </draw:connector>
        <draw:custom-shape draw:style-name="gr4" draw:text-style-name="P6" draw:layer="layout" svg:width="9.1cm" svg:height="1.6cm" svg:x="4.1cm" svg:y="15.939cm">
          <text:p text:style-name="P1">my-car is an Accord Wago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2.6cm" svg:x="8.4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8" xml:id="id11" draw:id="id11" draw:layer="layout" svg:width="11.9cm" svg:height="6.1cm" svg:x="15.836cm" svg:y="2.1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my-car is a wagon</text:p>
          <text:p text:style-name="P3">my-car is made in Japan</text:p>
          <text:p text:style-name="P3">my-car is a Hon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2" draw:id="id12" draw:layer="layout" svg:width="11.9cm" svg:height="7.2cm" svg:x="15.8cm" svg:y="11.6cm">
          <text:p text:style-name="P3">my-car is inexpensive</text:p>
          <text:p text:style-name="P3">my-car has a VTEC engine</text:p>
          <text:p text:style-name="P3">my-car is stylish</text:p>
          <text:p text:style-name="P3">my-car has several color models</text:p>
          <text:p text:style-name="P3">my-car has several seats</text:p>
          <text:p text:style-name="P3"><text:span text:style-name="T1">my-car is a wagon</text:span><text:span text:style-name="T1"><text:line-break/></text:span>my-car is made in Japan</text:p>
          <text:p text:style-name="P3">my-car is a Honda</text:p>
          <text:p text:style-name="P3">my-car is an Accord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1.786cm" svg:y1="8.2cm" svg:x2="21.75cm" svg:y2="11.6cm" draw:start-shape="id11" draw:start-glue-point="2" draw:end-shape="id12" draw:end-glue-point="0" svg:d="M21786 8200l-36 3400" svg:viewBox="0 0 37 3401">
          <text:p/>
        </draw:connector>
      </draw:page>
      <draw:page draw:name="page4" draw:style-name="dp1" draw:master-page-name="Default">
        <draw:custom-shape draw:style-name="gr1" draw:text-style-name="P2" xml:id="id13" draw:id="id13" draw:layer="layout" svg:width="7.7cm" svg:height="1.2cm" svg:x="1.946cm" svg:y="1.582cm">
          <text:p text:style-name="P1">my-car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8.4cm" svg:height="2.6cm" svg:x="1.6cm" svg:y="3.8cm">
          <text:p text:style-name="P3">rule <text:s text:c="2"/>“CarRule 1”</text:p>
          <text:p text:style-name="P3">if <text:s text:c="6"/>“?x is inexpensive”</text:p>
          <text:p text:style-name="P3">then <text:s/>“?x is made in Japa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5.796cm" svg:y1="2.782cm" svg:x2="5.8cm" svg:y2="3.8cm" draw:start-shape="id13" draw:start-glue-point="2" draw:end-shape="id14" draw:end-glue-point="0" svg:d="M5796 2782l4 1018" svg:viewBox="0 0 5 1019">
          <text:p/>
        </draw:connector>
        <draw:custom-shape draw:style-name="gr17" draw:text-style-name="P6" xml:id="id17" draw:id="id17" draw:layer="layout" svg:width="8.8cm" svg:height="1.006cm" svg:x="1.23cm" svg:y="7.194cm">
          <text:p text:style-name="P1">my-car is made in Japan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5cm" svg:height="0.8cm" svg:x="5.4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xml:id="id15" draw:id="id15" draw:layer="layout" svg:width="8.1cm" svg:height="1.2cm" svg:x="9.9cm" svg:y="1.6cm">
          <text:p text:style-name="P3">my-car has a VTEC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6" draw:id="id16" draw:layer="layout" svg:width="9.6cm" svg:height="3.5cm" svg:x="9.1cm" svg:y="8.4cm">
          <text:p text:style-name="P3">rule <text:s text:c="2"/>“CarRule 8”</text:p>
          <text:p text:style-name="P3"><text:span text:style-name="T1">if <text:s text:c="6"/>“?x is </text:span>made in Japan”</text:p>
          <text:p text:style-name="P3"><text:span text:style-name="T1"><text:s text:c="9"/>“</text:span><text:span text:style-name="T1">?x has a</text:span> VTEC engine”</text:p>
          <text:p text:style-name="P3">then <text:s/>“?x is a Honda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3.95cm" svg:y1="2.8cm" svg:x2="13.9cm" svg:y2="8.4cm" draw:start-shape="id15" draw:start-glue-point="2" draw:end-shape="id16" draw:end-glue-point="0" svg:d="M13950 2800l-50 5600" svg:viewBox="0 0 51 5601">
          <text:p/>
        </draw:connector>
        <draw:connector draw:style-name="gr3" draw:text-style-name="P5" draw:layer="layout" svg:x1="5.63cm" svg:y1="8.2cm" svg:x2="9.1cm" svg:y2="10.15cm" draw:start-shape="id17" draw:start-glue-point="2" draw:end-shape="id16" draw:end-glue-point="3" svg:d="M5630 8200v1950h3470" svg:viewBox="0 0 3471 1951">
          <text:p/>
        </draw:connector>
        <draw:custom-shape draw:style-name="gr20" draw:text-style-name="P9" xml:id="id18" draw:id="id18" draw:layer="layout" svg:width="10.1cm" svg:height="3.2cm" svg:x="18.3cm" svg:y="1.6cm">
          <text:p text:style-name="P3">my-car is stylish</text:p>
          <text:p text:style-name="P3">my-car has several color models</text:p>
          <text:p text:style-name="P3">my-car has several seats</text:p>
          <text:p text:style-name="P3">my-car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0.5cm" svg:height="0.9cm" svg:x="13.6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6" xml:id="id20" draw:id="id20" draw:layer="layout" svg:width="5.6cm" svg:height="0.98cm" svg:x="11.1cm" svg:y="12.92cm">
          <text:p text:style-name="P1">my-car is a Honda</text:p>
          <draw:enhanced-geometry svg:viewBox="0 0 21600 21600" draw:type="rectangle" draw:enhanced-path="M 0 0 L 21600 0 21600 21600 0 21600 0 0 Z N"/>
        </draw:custom-shape>
        <draw:custom-shape draw:style-name="gr23" draw:text-style-name="P4" xml:id="id19" draw:id="id19" draw:layer="layout" svg:width="10.6cm" svg:height="5.4cm" svg:x="18cm" svg:y="11.987cm">
          <text:p text:style-name="P3">rule <text:s text:c="2"/>“CarRule 11”</text:p>
          <text:p text:style-name="P3"><text:span text:style-name="T1">if <text:s text:c="6"/>“?x is a Honda</text:span>”</text:p>
          <text:p text:style-name="P10"><text:span text:style-name="T1"><text:s text:c="9"/>“</text:span><text:span text:style-name="T1">?x is stylish”</text:span></text:p>
          <text:p text:style-name="P10"><text:span text:style-name="T1"><text:s text:c="9"/>“</text:span><text:span text:style-name="T1">?x has several color models”</text:span></text:p>
          <text:p text:style-name="P10"><text:span text:style-name="T1"><text:s text:c="9"/>“</text:span><text:span text:style-name="T1">?x has several seats”</text:span></text:p>
          <text:p text:style-name="P3"><text:span text:style-name="T1"><text:s text:c="9"/>“</text:span><text:span text:style-name="T1">?x is a wagon”</text:span></text:p>
          <text:p text:style-name="P3">then <text:s/>“?x is an Accord Wago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23.35cm" svg:y1="4.8cm" svg:x2="23.3cm" svg:y2="11.987cm" draw:start-shape="id18" draw:start-glue-point="2" draw:end-shape="id19" draw:end-glue-point="0" svg:d="M23350 4800l-50 7187" svg:viewBox="0 0 51 7188">
          <text:p/>
        </draw:connector>
        <draw:connector draw:style-name="gr3" draw:text-style-name="P5" draw:layer="layout" svg:x1="13.9cm" svg:y1="13.9cm" svg:x2="18cm" svg:y2="14.687cm" draw:start-shape="id20" draw:start-glue-point="2" draw:end-shape="id19" draw:end-glue-point="3" svg:d="M13900 13900v787h4100" svg:viewBox="0 0 4101 788">
          <text:p/>
        </draw:connector>
        <draw:custom-shape draw:style-name="gr21" draw:text-style-name="P7" draw:layer="layout" svg:width="0.5cm" svg:height="0.9cm" svg:x="23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9.1cm" svg:height="1cm" svg:x="18.7cm" svg:y="18.417cm">
          <text:p text:style-name="P1">my-car is an Accord Wag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12T00:04:58.101797339</meta:creation-date>
    <dc:date>2019-11-12T01:39:06.837063986</dc:date>
    <meta:editing-duration>PT7M15S</meta:editing-duration>
    <meta:editing-cycles>2</meta:editing-cycles>
    <meta:generator>LibreOffice/6.3.3.2$MacOSX_X86_64 LibreOffice_project/a64200df03143b798afd1ec74a12ab50359878ed</meta:generator>
    <meta:document-statistic meta:object-count="41"/>
  </office:meta>
</office:document-meta>
</file>